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orUtil.parseAsCMYK( String value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0">
            <text:p text:style-name="Table_20_Contents">30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ColorUtil.lightenColor( Color col , float fac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lorUtil.colorToString( Color colo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ColorUtil.parseAsSystemColor(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lorUtil.Color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lorUtil.parseAsFopRgbIcc( FOUserAgent foUserAgent , String value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34">
            <text:p text:style-name="Table_20_Contents">34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ColorUtil.parseColorString( FOUserAgent foUserAgent , String valu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olorUtil.parseAsJavaAWTColor( String valu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1">
            <text:p text:style-name="Table_20_Contents">2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olorUtil.initializeColo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2">
            <text:p text:style-name="Table_20_Contents">152</text:p>
          </table:table-cell>
        </table:table-row>
        <table:table-row>
          <table:table-cell office:value-type="string">
            <text:p text:style-name="Table_20_Contents">ColorUtil.parseAsRGB( String valu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7">
            <text:p text:style-name="Table_20_Contents">27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ColorUtil.parseWithHash( String valu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